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wiss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font-name="DejaVu Sans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color="#0000ff" loext:opacity="100%" style:font-name="Courier New" fo:font-size="10pt" fo:font-weight="normal" style:font-size-asian="10pt" style:font-weight-asian="normal"/>
    </style:style>
    <style:style style:name="P5" style:family="paragraph" style:parent-style-name="Standard">
      <style:text-properties fo:color="#0000ff" loext:opacity="100%" style:font-name="Courier New" fo:font-size="10pt" fo:font-style="normal" fo:font-weight="normal" style:font-size-asian="10pt" style:font-style-asian="normal" style:font-weight-asian="normal"/>
    </style:style>
    <style:style style:name="P6" style:family="paragraph" style:parent-style-name="Standard">
      <style:text-properties fo:color="#008000" loext:opacity="100%" style:font-name="Courier New" fo:font-size="10pt" fo:font-weight="normal" style:font-size-asian="10pt" style:font-weight-asian="normal"/>
    </style:style>
    <style:style style:name="P7" style:family="paragraph" style:parent-style-name="Standard">
      <style:text-properties fo:color="#ff00ff" loext:opacity="100%" style:font-name="Courier New" fo:font-size="10pt" fo:font-weight="normal" style:font-size-asian="10pt" style:font-weight-asian="normal"/>
    </style:style>
    <style:style style:name="P8" style:family="paragraph" style:parent-style-name="Standard">
      <style:text-properties fo:color="#000000" loext:opacity="100%" style:font-name="Courier New" fo:font-size="10pt" fo:font-weight="normal" style:font-size-asian="10pt" style:font-weight-asian="normal"/>
    </style:style>
    <style:style style:name="P9" style:family="paragraph" style:parent-style-name="Standard">
      <style:text-properties officeooo:paragraph-rsid="00050a8c"/>
    </style:style>
    <style:style style:name="P10" style:family="paragraph" style:parent-style-name="Text_20_body" style:list-style-name="L1">
      <style:paragraph-properties fo:text-align="start" style:justify-single-word="false"/>
    </style:style>
    <style:style style:name="T1" style:family="text">
      <style:text-properties style:font-name="DejaVu Sans" fo:font-weight="bold" style:font-weight-asian="bold" style:font-weight-complex="bold"/>
    </style:style>
    <style:style style:name="T2" style:family="text">
      <style:text-properties fo:color="#0000ff" loext:opacity="100%" style:font-name="Courier New1" fo:font-size="10pt" fo:font-weight="bold" style:font-size-asian="10pt" style:font-weight-asian="bold" style:font-weight-complex="bold"/>
    </style:style>
    <style:style style:name="T3" style:family="text">
      <style:text-properties fo:color="#0000ff" loext:opacity="100%" style:font-name="Courier New" fo:font-size="10pt" fo:font-weight="bold" style:font-size-asian="10pt" style:font-weight-asian="bold"/>
    </style:style>
    <style:style style:name="T4" style:family="text">
      <style:text-properties fo:color="#0000ff" loext:opacity="100%" style:font-name="Courier New" fo:font-size="10pt" fo:font-weight="normal" style:font-size-asian="10pt" style:font-weight-asian="normal"/>
    </style:style>
    <style:style style:name="T5" style:family="text">
      <style:text-properties fo:color="#0000ff" loext:opacity="100%" style:font-name="Courier New" fo:font-size="10pt" fo:font-style="normal" fo:font-weight="bold" style:font-size-asian="10pt" style:font-style-asian="normal" style:font-weight-asian="bold"/>
    </style:style>
    <style:style style:name="T6" style:family="text">
      <style:text-properties fo:color="#0000ff" loext:opacity="100%" style:font-name="Courier New" fo:font-size="10pt" fo:font-style="normal" fo:font-weight="bold" officeooo:rsid="00050a8c" style:font-size-asian="10pt" style:font-style-asian="normal" style:font-weight-asian="bold"/>
    </style:style>
    <style:style style:name="T7" style:family="text">
      <style:text-properties fo:color="#0000ff" loext:opacity="100%" style:font-name="Courier New" fo:font-size="10pt" fo:font-style="normal" fo:font-weight="normal" style:font-size-asian="10pt" style:font-style-asian="normal" style:font-weight-asian="normal"/>
    </style:style>
    <style:style style:name="T8" style:family="text">
      <style:text-properties fo:color="#000000" loext:opacity="100%" style:font-name="Courier New" fo:font-size="10pt" fo:font-weight="normal" style:font-size-asian="10pt" style:font-weight-asian="normal"/>
    </style:style>
    <style:style style:name="T9" style:family="text">
      <style:text-properties fo:color="#000000" loext:opacity="100%" style:font-name="Courier New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0000" loext:opacity="100%" style:font-name="Courier New" fo:font-size="10pt" fo:font-style="normal" fo:font-weight="bold" style:font-size-asian="10pt" style:font-style-asian="normal" style:font-weight-asian="bold"/>
    </style:style>
    <style:style style:name="T11" style:family="text">
      <style:text-properties fo:color="#ff00ff" loext:opacity="100%" style:font-name="Courier New" fo:font-size="10pt" fo:font-weight="normal" style:font-size-asian="10pt" style:font-weight-asian="normal"/>
    </style:style>
    <style:style style:name="T12" style:family="text">
      <style:text-properties fo:color="#ff00ff" loext:opacity="100%" style:font-name="Courier New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08000" loext:opacity="100%" style:font-name="Courier New" fo:font-size="10pt" fo:font-weight="normal" style:font-size-asian="10pt" style:font-weight-asian="normal"/>
    </style:style>
    <style:style style:name="T14" style:family="text">
      <style:text-properties fo:color="#808000" loext:opacity="100%" style:font-name="Courier New" fo:font-size="10pt" fo:font-style="normal" fo:font-weight="normal" style:font-size-asian="10pt" style:font-style-asian="normal" style:font-weight-asian="normal"/>
    </style:style>
    <style:style style:name="T15" style:family="text">
      <style:text-properties fo:color="#800000" loext:opacity="100%" style:font-name="Courier New" fo:font-size="10pt" fo:font-weight="bold" style:font-size-asian="10pt" style:font-weight-asian="bold"/>
    </style:style>
    <style:style style:name="T16" style:family="text">
      <style:text-properties fo:color="#800080" loext:opacity="100%" style:font-name="Courier New" fo:font-size="10pt" fo:font-weight="normal" style:font-size-asian="10pt" style:font-weight-asian="normal"/>
    </style:style>
    <style:style style:name="T17" style:family="text">
      <style:text-properties fo:color="#800080" loext:opacity="100%" style:font-name="Courier New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8000" loext:opacity="100%" style:font-name="Courier New" fo:font-size="10pt" fo:font-weight="normal" style:font-size-asian="10pt" style:font-weight-asian="normal"/>
    </style:style>
    <style:style style:name="T19" style:family="text">
      <style:text-properties fo:color="#008000" loext:opacity="100%" style:font-name="Courier New" fo:font-size="10pt" fo:font-style="normal" fo:font-weight="normal" style:font-size-asian="10pt" style:font-style-asian="normal" style:font-weight-asian="normal"/>
    </style:style>
    <style:style style:name="T20" style:family="text">
      <style:text-properties fo:color="#808080" loext:opacity="100%" style:font-name="Courier New" fo:font-size="10pt" fo:font-style="italic" fo:font-weight="normal" style:font-size-asian="10pt" style:font-style-asian="italic" style:font-weight-asian="normal"/>
    </style:style>
    <style:style style:name="T21" style:family="text">
      <style:text-properties fo:color="#000080" loext:opacity="100%" style:font-name="Courier New" fo:font-size="10pt" fo:font-style="normal" fo:font-weight="bold" style:font-size-asian="10pt" style:font-style-asian="normal" style:font-weight-asian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1"/>MySql : les déclencheurs, Papyrus</text:h>
      <text:p text:style-name="P3"/>
      <text:p text:style-name="P2"/>
      <text:list xml:id="list4046875861" text:style-name="L1">
        <text:list-item>
          <text:p text:style-name="P10"><text:span text:style-name="T1">Nous retirons 15 produits du stock. stock d'alerte = 5, le stock physique = 5, le stock physique n'est pas inférieur au stock d'alerte, on ne fait rien</text:span></text:p>
        </text:list-item>
        <text:list-item>
          <text:p text:style-name="P10"><text:span text:style-name="T1">Nous retirons 1 produit du stock. stock d'alerte = 5, le stock physique = 4, le stock physique est inférieur au stock d'alerte, nous devons recommander des produits. Nous insérons une ligne dans la table </text:span><text:span text:style-name="Source_20_Text"><text:span text:style-name="T1">ARTICLES_A_COMMANDER</text:span></text:span><text:span text:style-name="T1"> avec QTE = (stock alerte - stock physique) = 1</text:span></text:p>
        </text:list-item>
        <text:list-item>
          <text:p text:style-name="P10"><text:span text:style-name="T1">Nous retirons 2 produit du stock. stock d'alerte = 5, le stock physique = 2. le stock physique est inférieur au stock d'alerte, nous devons recommander des produits. Nous insérons une ligne dans la table ARTICLES_A_COMMANDER avec QTE = (stock alerte - stock physique) – quantité déjà commandée dans </text:span><text:span text:style-name="Source_20_Text"><text:span text:style-name="T1">ARTICLES_A_COMMANDER</text:span></text:span><text:span text:style-name="T1"> : QTE = (5 - 2) – 1 = 2</text:span></text:p>
        </text:list-item>
      </text:list>
      <text:p text:style-name="P3"><text:span text:style-name="T13"/></text:p>
      <text:p text:style-name="P3"><text:span text:style-name="T13"/></text:p>
      <text:p text:style-name="P3"><text:span text:style-name="T3">CREATE</text:span><text:span text:style-name="T8"> </text:span><text:span text:style-name="T3">TABLE</text:span><text:span text:style-name="T8"> </text:span><text:span text:style-name="T11">articles_a_commander</text:span></text:p>
      <text:p text:style-name="Standard"><text:span text:style-name="T4">(</text:span></text:p>
      <text:p text:style-name="Standard"><text:span text:style-name="T13">codart</text:span><text:span text:style-name="T8"> </text:span><text:span text:style-name="T15">INT</text:span><text:span text:style-name="T4">,</text:span></text:p>
      <text:p text:style-name="Standard"><text:span text:style-name="T15">date</text:span><text:span text:style-name="T8"> </text:span><text:span text:style-name="T15">DATE</text:span><text:span text:style-name="T8"> </text:span><text:span text:style-name="T4">,</text:span></text:p>
      <text:p text:style-name="Standard"><text:span text:style-name="T13">qte</text:span><text:span text:style-name="T8"> </text:span><text:span text:style-name="T15">DECIMAL</text:span><text:span text:style-name="T8"> </text:span><text:span text:style-name="T4">(</text:span><text:span text:style-name="T16">4</text:span><text:span text:style-name="T4">,</text:span><text:span text:style-name="T16">0</text:span><text:span text:style-name="T4">)</text:span></text:p>
      <text:p text:style-name="Standard"><text:span text:style-name="T4">);</text:span></text:p>
      <text:p text:style-name="P4"/>
      <text:p text:style-name="Standard"><text:span text:style-name="T3">INSERT</text:span><text:span text:style-name="T8"> </text:span><text:span text:style-name="T3">INTO</text:span><text:span text:style-name="T8"> </text:span><text:span text:style-name="T11">produit</text:span><text:span text:style-name="T8"> </text:span><text:span text:style-name="T4">(</text:span><text:span text:style-name="T13">codart</text:span><text:span text:style-name="T4">,</text:span><text:span text:style-name="T8"> </text:span><text:span text:style-name="T13">libart</text:span><text:span text:style-name="T4">,</text:span><text:span text:style-name="T8"> </text:span><text:span text:style-name="T13">stkale</text:span><text:span text:style-name="T4">,</text:span><text:span text:style-name="T8"> </text:span><text:span text:style-name="T13">stkphy</text:span><text:span text:style-name="T4">,</text:span><text:span text:style-name="T8"> </text:span><text:span text:style-name="T13">qteann</text:span><text:span text:style-name="T4">,</text:span><text:span text:style-name="T8"> </text:span><text:span text:style-name="T13">unimes</text:span><text:span text:style-name="T4">)</text:span></text:p>
      <text:p text:style-name="Standard"><text:span text:style-name="T3">VALUES</text:span><text:span text:style-name="T8"> </text:span><text:span text:style-name="T4">(</text:span><text:span text:style-name="T18">'I120'</text:span><text:span text:style-name="T4">,</text:span><text:span text:style-name="T8"> </text:span><text:span text:style-name="T18">'tuyau'</text:span><text:span text:style-name="T4">,</text:span><text:span text:style-name="T8"> </text:span><text:span text:style-name="T16">5</text:span><text:span text:style-name="T4">,</text:span><text:span text:style-name="T8"> </text:span><text:span text:style-name="T16">20</text:span><text:span text:style-name="T4">,</text:span><text:span text:style-name="T8"> </text:span><text:span text:style-name="T16">200</text:span><text:span text:style-name="T4">,</text:span><text:span text:style-name="T8"> </text:span><text:span text:style-name="T18">'unite'</text:span><text:span text:style-name="T4">);</text:span></text:p>
      <text:p text:style-name="P4"/>
      <text:p text:style-name="Standard"><text:span text:style-name="T3">UPDATE</text:span><text:span text:style-name="T8"> </text:span><text:span text:style-name="T11">produit</text:span><text:span text:style-name="T8"> </text:span></text:p>
      <text:p text:style-name="Standard"><text:span text:style-name="T3">SET</text:span><text:span text:style-name="T8"> </text:span><text:span text:style-name="T13">stkphy</text:span><text:span text:style-name="T8"> </text:span><text:span text:style-name="T4">=</text:span><text:span text:style-name="T8"> </text:span><text:span text:style-name="T16">5</text:span></text:p>
      <text:p text:style-name="Standard"><text:span text:style-name="T3">WHERE</text:span><text:span text:style-name="T8"> </text:span><text:span text:style-name="T13">codart</text:span><text:span text:style-name="T8"> </text:span><text:span text:style-name="T4">=</text:span><text:span text:style-name="T8"> </text:span><text:span text:style-name="T18">'I120'</text:span></text:p>
      <text:p text:style-name="P6"/>
      <text:p text:style-name="Standard"><text:span text:style-name="T3">UPDATE</text:span><text:span text:style-name="T8"> </text:span><text:span text:style-name="T11">produit</text:span><text:span text:style-name="T8"> </text:span></text:p>
      <text:p text:style-name="Standard"><text:span text:style-name="T3">SET</text:span><text:span text:style-name="T8"> </text:span><text:span text:style-name="T13">stkphy</text:span><text:span text:style-name="T8"> </text:span><text:span text:style-name="T4">=</text:span><text:span text:style-name="T8"> </text:span><text:span text:style-name="T16">4</text:span></text:p>
      <text:p text:style-name="Standard"><text:span text:style-name="T3">WHERE</text:span><text:span text:style-name="T8"> </text:span><text:span text:style-name="T13">codart</text:span><text:span text:style-name="T8"> </text:span><text:span text:style-name="T4">=</text:span><text:span text:style-name="T8"> </text:span><text:span text:style-name="T18">'I120'</text:span></text:p>
      <text:p text:style-name="P6"/>
      <text:p text:style-name="Standard"><text:span text:style-name="T13"/></text:p>
      <text:p text:style-name="Standard"><text:span text:style-name="T13"/></text:p>
      <text:p text:style-name="Standard"><text:span text:style-name="T13">DELIMITER</text:span><text:span text:style-name="T8"> </text:span><text:span text:style-name="T4">|</text:span></text:p>
      <text:p text:style-name="P4"/>
      <text:p text:style-name="Standard"><text:span text:style-name="T3">CREATE</text:span><text:span text:style-name="T8"> </text:span><text:span text:style-name="T3">TRIGGER</text:span><text:span text:style-name="T8"> </text:span><text:span text:style-name="T13">stk_update</text:span><text:span text:style-name="T8"> </text:span><text:span text:style-name="T3">after</text:span><text:span text:style-name="T8"> </text:span><text:span text:style-name="T3">insert</text:span><text:span text:style-name="T8"> </text:span><text:span text:style-name="T3">ON</text:span><text:span text:style-name="T8"> </text:span><text:span text:style-name="T11">produit</text:span></text:p>
      <text:p text:style-name="P7"/>
      <text:p text:style-name="Standard"><text:span text:style-name="T3">FOR</text:span><text:span text:style-name="T8"> </text:span><text:span text:style-name="T3">EACH</text:span><text:span text:style-name="T8"> </text:span><text:span text:style-name="T3">ROW</text:span></text:p>
      <text:p text:style-name="Standard"><text:span text:style-name="T3">BEGIN</text:span></text:p>
      <text:p text:style-name="Standard"><text:span text:style-name="T8"><text:tab/></text:span><text:span text:style-name="T3">DECLARE</text:span><text:span text:style-name="T8"> </text:span><text:span text:style-name="T13">stock_alerte</text:span><text:span text:style-name="T8"> </text:span><text:span text:style-name="T15">INT</text:span><text:span text:style-name="T4">;</text:span><text:span text:style-name="T8"> </text:span></text:p>
      <text:p text:style-name="Standard"><text:span text:style-name="T8"><text:tab/></text:span><text:span text:style-name="T3">DECLARE</text:span><text:span text:style-name="T8"> </text:span><text:span text:style-name="T13">stock_physique</text:span><text:span text:style-name="T8"> </text:span><text:span text:style-name="T15">INT</text:span><text:span text:style-name="T4">;</text:span><text:span text:style-name="T8"> </text:span></text:p>
      <text:p text:style-name="Standard"><text:span text:style-name="T8"><text:tab/></text:span><text:span text:style-name="T3">DECLARE</text:span><text:span text:style-name="T8"> </text:span><text:span text:style-name="T13">quantite_commandee</text:span><text:span text:style-name="T8"> </text:span><text:span text:style-name="T15">INT</text:span><text:span text:style-name="T4">;</text:span></text:p>
      <text:p text:style-name="P4"/>
      <text:p text:style-name="Standard"><text:span text:style-name="T8"><text:s text:c="4"/></text:span><text:span text:style-name="T20">-- Récupération des valeurs actuelles</text:span></text:p>
      <text:p text:style-name="Standard"><text:span text:style-name="T6">SET</text:span><text:span text:style-name="T9"> </text:span><text:span text:style-name="T14">stock_alerte</text:span><text:span text:style-name="T9"> </text:span><text:span text:style-name="T7">=</text:span><text:span text:style-name="T9"> </text:span><text:span text:style-name="T7">(</text:span><text:span text:style-name="T5">SELECT</text:span><text:span text:style-name="T9"> </text:span><text:span text:style-name="T14">stkale</text:span><text:span text:style-name="T9"> </text:span><text:span text:style-name="T5">FROM</text:span><text:span text:style-name="T9"> </text:span><text:span text:style-name="T12">produit</text:span><text:span text:style-name="T9"> </text:span><text:span text:style-name="T5">WHERE</text:span><text:span text:style-name="T9"> </text:span><text:span text:style-name="T14">codart</text:span><text:span text:style-name="T9"> </text:span><text:span text:style-name="T7">=</text:span><text:span text:style-name="T9"> </text:span><text:span text:style-name="T19">'I120'</text:span><text:span text:style-name="T7">);</text:span></text:p>
      <text:p text:style-name="P9"><text:span text:style-name="T6">SET </text:span><text:span text:style-name="T14">stock_physique</text:span><text:span text:style-name="T9"> </text:span><text:span text:style-name="T7">=</text:span><text:span text:style-name="T9"> </text:span><text:span text:style-name="T7">(</text:span><text:span text:style-name="T5">SELECT</text:span><text:span text:style-name="T9"> </text:span><text:span text:style-name="T14">stkphy</text:span><text:span text:style-name="T9"> </text:span><text:span text:style-name="T5">FROM</text:span><text:span text:style-name="T9"> </text:span><text:span text:style-name="T12">produit</text:span><text:span text:style-name="T9"> </text:span><text:span text:style-name="T5">WHERE</text:span><text:span text:style-name="T9"> </text:span><text:span text:style-name="T14">codart</text:span><text:span text:style-name="T9"> </text:span><text:span text:style-name="T7">=</text:span><text:span text:style-name="T9"> </text:span><text:span text:style-name="T19">'I120'</text:span><text:span text:style-name="T7">);</text:span></text:p>
      <text:p text:style-name="P5"/>
      <text:p text:style-name="Standard"><text:soft-page-break/><text:span text:style-name="T9"><text:s text:c="4"/></text:span><text:span text:style-name="T20">-- Calcul de la quantité commandée</text:span></text:p>
      <text:p text:style-name="Standard"><text:span text:style-name="T10">IF</text:span><text:span text:style-name="T9"> </text:span><text:span text:style-name="T14">stock_physique</text:span><text:span text:style-name="T9"> </text:span><text:span text:style-name="T7">&lt;</text:span><text:span text:style-name="T9"> </text:span><text:span text:style-name="T14">stock_alerte</text:span><text:span text:style-name="T9"> </text:span><text:span text:style-name="T10">THEN</text:span></text:p>
      <text:p text:style-name="Standard"><text:span text:style-name="T10"/></text:p>
      <text:p text:style-name="Standard"><text:span text:style-name="T9"><text:s text:c="8"/></text:span><text:span text:style-name="T20">-- Récupération de la quantité déjà commandée</text:span></text:p>
      <text:p text:style-name="P9"><text:span text:style-name="T6">SET</text:span><text:span text:style-name="T9"> </text:span><text:span text:style-name="T14">quantite_commandee</text:span><text:span text:style-name="T9"> </text:span><text:span text:style-name="T7">=</text:span><text:span text:style-name="T9"> </text:span><text:span text:style-name="T7">(</text:span><text:span text:style-name="T5">SELECT</text:span><text:span text:style-name="T9"> </text:span><text:span text:style-name="T21">COALESCE</text:span><text:span text:style-name="T7">(</text:span><text:span text:style-name="T21">SUM</text:span><text:span text:style-name="T7">(</text:span><text:span text:style-name="T14">qte</text:span><text:span text:style-name="T7">),</text:span><text:span text:style-name="T9"> </text:span><text:span text:style-name="T17">0</text:span><text:span text:style-name="T7">)</text:span><text:span text:style-name="T9"> </text:span></text:p>
      <text:p text:style-name="P9"><text:span text:style-name="T5">FROM</text:span><text:span text:style-name="T9"> </text:span><text:span text:style-name="T12">articles_a_commander</text:span><text:span text:style-name="T9"> </text:span><text:span text:style-name="T5">WHERE</text:span><text:span text:style-name="T9"> </text:span><text:span text:style-name="T14">codart</text:span><text:span text:style-name="T9"> </text:span><text:span text:style-name="T7">=</text:span><text:span text:style-name="T9"> </text:span><text:span text:style-name="T19">'I120'</text:span><text:span text:style-name="T7">);</text:span></text:p>
      <text:p text:style-name="P5"/>
      <text:p text:style-name="Standard"><text:span text:style-name="T9"><text:s text:c="8"/></text:span><text:span text:style-name="T20">-- Calcul de la nouvelle quantité à commander</text:span></text:p>
      <text:p text:style-name="Standard"><text:span text:style-name="T6">SET</text:span><text:span text:style-name="T9"> </text:span><text:span text:style-name="T14">quantite_commandee</text:span><text:span text:style-name="T9"> </text:span><text:span text:style-name="T7">=</text:span><text:span text:style-name="T9"> </text:span><text:span text:style-name="T14">stock_alerte</text:span><text:span text:style-name="T9"> </text:span><text:span text:style-name="T7">-</text:span><text:span text:style-name="T9"> </text:span><text:span text:style-name="T14">stock_physique</text:span><text:span text:style-name="T9"> </text:span><text:span text:style-name="T7">-</text:span><text:span text:style-name="T9"> </text:span><text:span text:style-name="T14">quantite_commandee</text:span><text:span text:style-name="T7">;</text:span></text:p>
      <text:p text:style-name="P5"/>
      <text:p text:style-name="P9"><text:span text:style-name="T9"><text:s text:c="8"/></text:span><text:span text:style-name="T20">-- Insertion dans la table ARTICLES_A_COMMANDER si la quantité à <text:tab/><text:tab/>commander est positive</text:span></text:p>
      <text:p text:style-name="P9"><text:span text:style-name="T10">IF</text:span><text:span text:style-name="T9"> </text:span><text:span text:style-name="T14">quantite_commandee</text:span><text:span text:style-name="T9"> </text:span><text:span text:style-name="T7">&gt;</text:span><text:span text:style-name="T9"> </text:span><text:span text:style-name="T17">0</text:span><text:span text:style-name="T9"> </text:span><text:span text:style-name="T10">THEN</text:span></text:p>
      <text:p text:style-name="P9"><text:span text:style-name="T10"/></text:p>
      <text:p text:style-name="P9"><text:span text:style-name="T5">INSERT</text:span><text:span text:style-name="T9"> </text:span><text:span text:style-name="T5">INTO</text:span><text:span text:style-name="T9"> </text:span><text:span text:style-name="T12">articles_a_commander</text:span><text:span text:style-name="T9"> </text:span><text:span text:style-name="T7">(</text:span><text:span text:style-name="T14">codart</text:span><text:span text:style-name="T7">,</text:span><text:span text:style-name="T9"> </text:span><text:span text:style-name="T14">qte</text:span><text:span text:style-name="T7">)</text:span><text:span text:style-name="T9"> </text:span></text:p>
      <text:p text:style-name="P9"><text:span text:style-name="T5">VALUES</text:span><text:span text:style-name="T9"> </text:span><text:span text:style-name="T7">(</text:span><text:span text:style-name="T19">'I120'</text:span><text:span text:style-name="T7">,</text:span><text:span text:style-name="T9"> </text:span><text:span text:style-name="T14">quantite_commandee</text:span><text:span text:style-name="T7">);</text:span></text:p>
      <text:p text:style-name="P9"><text:span text:style-name="T7"/></text:p>
      <text:p text:style-name="P9"><text:span text:style-name="T5">END</text:span><text:span text:style-name="T9"> </text:span><text:span text:style-name="T10">IF</text:span><text:span text:style-name="T7">;</text:span></text:p>
      <text:p text:style-name="P9"><text:span text:style-name="T5">END</text:span><text:span text:style-name="T9"> </text:span><text:span text:style-name="T10">IF</text:span><text:span text:style-name="T7">;</text:span></text:p>
      <text:p text:style-name="Standard"><text:span text:style-name="T5">END</text:span><text:span text:style-name="T7">;</text:span></text:p>
      <text:p text:style-name="P5"/>
      <text:p text:style-name="Standard"><text:span text:style-name="T7">|</text:span><text:span text:style-name="T9"> </text:span><text:span text:style-name="T14">DELIMITER</text:span></text:p>
      <text:p text:style-name="P3"><text:span text:style-name="T13"/></text:p>
      <text:p text:style-name="P3"><text:span text:style-name="T1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wiss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1:11:40.313582805</meta:creation-date>
    <dc:date>2023-11-14T15:36:44.946888324</dc:date>
    <meta:editing-duration>PT4H25M3S</meta:editing-duration>
    <meta:editing-cycles>3</meta:editing-cycles>
    <meta:generator>LibreOffice/7.3.7.2$Linux_X86_64 LibreOffice_project/30$Build-2</meta:generator>
    <dc:title>Untitled</dc:title>
    <meta:document-statistic meta:table-count="0" meta:image-count="0" meta:object-count="0" meta:page-count="2" meta:paragraph-count="43" meta:word-count="317" meta:character-count="2041" meta:non-whitespace-character-count="1725"/>
  </office:meta>
</office:document-meta>
</file>